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2000001135BDBF6187CDC8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PGothic" svg:font-family="TakaoP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43cm" fo:min-width="9.604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4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akaoPGothic" fo:font-weight="bold" style:font-name-asian="TakaoPGothic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TakaoPGothic" fo:font-weight="bold" style:font-name-asian="Takao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7.249cm" svg:height="7.275cm" svg:x="4.1cm" svg:y="4.325cm">
          <draw:image xlink:href="Pictures/1000020100000112000001135BDBF6187CDC8457.png" xlink:type="simple" xlink:show="embed" xlink:actuate="onLoad" loext:mime-type="image/png">
            <text:p/>
          </draw:image>
        </draw:frame>
        <draw:custom-shape draw:style-name="gr2" draw:text-style-name="P2" draw:layer="layout" svg:width="14.4cm" svg:height="13.8cm" svg:x="0.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cm" svg:height="1cm" svg:x="12.9cm" svg:y="2.3cm">
          <draw:text-box>
            <text:p><text:span text:style-name="T1">環境</text:span></text:p>
          </draw:text-box>
        </draw:frame>
        <draw:line draw:style-name="gr4" draw:text-style-name="P4" draw:layer="layout" svg:x1="9.2cm" svg:y1="13cm" svg:x2="8.7cm" svg:y2="9.5cm">
          <text:p/>
        </draw:line>
        <draw:frame draw:style-name="gr5" draw:text-style-name="P3" draw:layer="layout" svg:width="4cm" svg:height="1.721cm" svg:x="7.7cm" svg:y="13.1cm">
          <draw:text-box>
            <text:p><text:span text:style-name="T1">エージェント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PGothic" svg:font-family="TakaoP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1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6:46:04.799454341</meta:creation-date>
    <dc:date>2022-07-13T17:05:55.320653451</dc:date>
    <meta:editing-duration>PT6M28S</meta:editing-duration>
    <meta:editing-cycles>3</meta:editing-cycles>
    <meta:generator>LibreOffice/6.4.7.2$Linux_X86_64 LibreOffice_project/40$Build-2</meta:generator>
    <meta:document-statistic meta:object-count="5"/>
  </office:meta>
</office:document-meta>
</file>